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style style:name="P1" style:parent-style-name="ContentsHeading" style:master-page-name="MP0" style:family="paragraph">
      <style:paragraph-properties fo:break-before="page"/>
    </style:style>
    <style:style style:name="T3" style:parent-style-name="Absatz-Standardschriftart" style:family="text">
      <style:text-properties style:font-name="Calibri" style:font-weight-complex="normal" fo:font-variant="small-caps" fo:color="#00000A" fo:font-size="22pt" style:font-size-asian="22pt" style:font-size-complex="22pt" style:language-asian="en" style:country-asian="US"/>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T5" style:parent-style-name="Hyperlink" style:family="text">
      <style:text-properties fo:font-variant="small-cap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T7" style:parent-style-name="Hyperlink" style:family="text">
      <style:text-properties fo:font-variant="small-cap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T9" style:parent-style-name="Hyperlink" style:family="text">
      <style:text-properties fo:font-variant="small-cap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T11" style:parent-style-name="Hyperlink" style:family="text">
      <style:text-properties fo:font-variant="small-cap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font-variant="small-caps"/>
    </style:style>
    <style:style style:name="P14" style:parent-style-name="ContentsHeading" style:family="paragraph">
      <style:paragraph-properties fo:text-indent="-0.3in"/>
    </style:style>
    <style:style style:name="T15" style:parent-style-name="SchwacherVerweis" style:family="text">
      <style:text-properties fo:color="#00000A"/>
    </style:style>
    <style:style style:name="T16" style:parent-style-name="SchwacherVerweis" style:family="text">
      <style:text-properties fo:color="#00000A"/>
    </style:style>
    <style:style style:name="T17" style:parent-style-name="SchwacherVerweis" style:family="text">
      <style:text-properties fo:color="#00000A"/>
    </style:style>
    <style:style style:name="T18" style:parent-style-name="SchwacherVerweis" style:family="text">
      <style:text-properties fo:color="#00000A"/>
    </style:style>
    <style:style style:name="T19" style:parent-style-name="Absatz-Standardschriftart" style:family="text">
      <style:text-properties fo:font-style="italic" style:font-style-asian="italic"/>
    </style:style>
    <style:style style:name="T20" style:parent-style-name="Absatz-Standardschriftart" style:family="text">
      <style:text-properties fo:font-weight="bold" style:font-weight-asian="bold"/>
    </style:style>
    <style:style style:name="T21" style:parent-style-name="Absatz-Standardschriftart" style:family="text">
      <style:text-properties fo:font-style="italic" style:font-style-asian="italic"/>
    </style:style>
    <style:style style:name="T22" style:parent-style-name="Absatz-Standardschriftart" style:family="text">
      <style:text-properties fo:font-weight="bold" style:font-weight-asian="bold"/>
    </style:style>
    <style:style style:name="T23" style:parent-style-name="Absatz-Standardschriftart" style:family="text">
      <style:text-properties fo:font-weight="bold" style:font-weight-asian="bold"/>
    </style:style>
    <style:style style:name="T24" style:parent-style-name="Absatz-Standardschriftart" style:family="text">
      <style:text-properties fo:font-style="italic" style:font-style-asian="italic"/>
    </style:style>
    <style:style style:name="T25" style:parent-style-name="Absatz-Standardschriftart" style:family="text">
      <style:text-properties fo:font-weight="bold" style:font-weight-asian="bold"/>
    </style:style>
    <style:style style:name="P26" style:parent-style-name="Standard" style:list-style-name="WWNum4" style:family="paragraph">
      <style:paragraph-properties fo:margin-top="0.0694in" fo:margin-bottom="0.0694in" fo:line-height="100%"/>
    </style:style>
    <style:style style:name="T27" style:parent-style-name="Absatz-Standardschriftart" style:family="text">
      <style:text-properties fo:font-weight="bold" style:font-weight-asian="bold" style:font-weight-complex="bold"/>
    </style:style>
    <style:style style:name="P28" style:parent-style-name="Standard" style:list-style-name="WWNum5" style:family="paragraph">
      <style:paragraph-properties fo:margin-top="0.0694in" fo:margin-bottom="0.0694in" fo:line-height="100%"/>
    </style:style>
    <style:style style:name="T29" style:parent-style-name="Absatz-Standardschriftart" style:family="text">
      <style:text-properties fo:font-weight="bold" style:font-weight-asian="bold" style:font-weight-complex="bold"/>
    </style:style>
    <style:style style:name="P30" style:parent-style-name="Standard" style:list-style-name="WWNum7" style:family="paragraph">
      <style:paragraph-properties fo:margin-top="0.0694in" fo:margin-bottom="0.0694in" fo:line-height="100%"/>
    </style:style>
    <style:style style:name="T31" style:parent-style-name="Absatz-Standardschriftart" style:family="text">
      <style:text-properties fo:font-weight="bold" style:font-weight-asian="bold" style:font-weight-complex="bold"/>
    </style:style>
    <style:style style:name="P32" style:parent-style-name="Standard" style:list-style-name="WWNum8" style:family="paragraph">
      <style:paragraph-properties fo:margin-top="0.0694in" fo:margin-bottom="0.0694in" fo:line-height="100%"/>
    </style:style>
    <style:style style:name="T33" style:parent-style-name="Absatz-Standardschriftart" style:family="text">
      <style:text-properties fo:font-weight="bold" style:font-weight-asian="bold" style:font-weight-complex="bold"/>
    </style:style>
    <style:style style:name="P34" style:parent-style-name="Standard" style:list-style-name="WWNum4" style:family="paragraph">
      <style:paragraph-properties fo:margin-top="0.0694in" fo:margin-bottom="0.0694in" fo:line-height="100%"/>
    </style:style>
    <style:style style:name="T35" style:parent-style-name="Absatz-Standardschriftart" style:family="text">
      <style:text-properties fo:font-weight="bold" style:font-weight-asian="bold" style:font-weight-complex="bold"/>
    </style:style>
    <style:style style:name="T36" style:parent-style-name="Absatz-Standardschriftart" style:family="text">
      <style:text-properties style:font-weight-complex="bold"/>
    </style:style>
    <style:style style:name="T37" style:parent-style-name="Absatz-Standardschriftart" style:family="text">
      <style:text-properties style:font-weight-complex="bold"/>
    </style:style>
    <style:style style:name="T38" style:parent-style-name="Absatz-Standardschriftart" style:family="text">
      <style:text-properties style:font-weight-complex="bold"/>
    </style:style>
    <style:style style:name="T39" style:parent-style-name="Absatz-Standardschriftart" style:family="text">
      <style:text-properties style:font-weight-complex="bold"/>
    </style:style>
    <style:style style:name="P40" style:parent-style-name="Standard" style:family="paragraph">
      <style:paragraph-properties fo:margin-top="0.0694in" fo:margin-bottom="0.0694in" fo:line-height="100%"/>
    </style:style>
    <style:style style:name="T41" style:parent-style-name="Absatz-Standardschriftart" style:family="text">
      <style:text-properties fo:font-style="italic" style:font-style-asian="italic"/>
    </style:style>
    <style:style style:name="T42" style:parent-style-name="Absatz-Standardschriftart" style:family="text">
      <style:text-properties fo:font-weight="bold" style:font-weight-asian="bold"/>
    </style:style>
    <style:style style:name="T43" style:parent-style-name="Absatz-Standardschriftart" style:family="text">
      <style:text-properties fo:font-style="italic" style:font-style-asian="italic"/>
    </style:style>
    <style:style style:name="T44" style:parent-style-name="Absatz-Standardschriftart" style:family="text">
      <style:text-properties fo:font-weight="bold" style:font-weight-asian="bold"/>
    </style:style>
    <style:style style:name="T45" style:parent-style-name="Absatz-Standardschriftart" style:family="text">
      <style:text-properties fo:font-style="italic" style:font-style-asian="italic"/>
    </style:style>
    <style:style style:name="T46" style:parent-style-name="Absatz-Standardschriftart" style:family="text">
      <style:text-properties fo:font-weight="bold" style:font-weight-asian="bold"/>
    </style:style>
    <style:style style:name="T47" style:parent-style-name="Absatz-Standardschriftart" style:family="text">
      <style:text-properties fo:font-style="italic" style:font-style-asian="italic"/>
    </style:style>
    <style:style style:name="T48" style:parent-style-name="Absatz-Standardschriftart" style:family="text">
      <style:text-properties fo:font-weight="bold" style:font-weight-asian="bold"/>
    </style:style>
    <style:style style:name="P49" style:parent-style-name="Überschrift1" style:list-style-name="LFO15" style:family="paragraph"/>
    <style:style style:name="T50" style:parent-style-name="SchwacherVerweis" style:family="text">
      <style:text-properties fo:color="#00000A"/>
    </style:style>
    <style:style style:name="T51" style:parent-style-name="SchwacherVerweis" style:family="text">
      <style:text-properties fo:color="#00000A"/>
    </style:style>
    <style:style style:name="T52" style:parent-style-name="SchwacherVerweis" style:family="text">
      <style:text-properties fo:color="#00000A"/>
    </style:style>
    <style:style style:name="T53" style:parent-style-name="SchwacherVerweis" style:family="text">
      <style:text-properties fo:color="#00000A"/>
    </style:style>
    <style:style style:name="T54" style:parent-style-name="SchwacherVerweis" style:family="text">
      <style:text-properties fo:color="#00000A"/>
    </style:style>
    <style:style style:name="T55" style:parent-style-name="SchwacherVerweis" style:family="text">
      <style:text-properties fo:color="#00000A"/>
    </style:style>
    <style:style style:name="T56" style:parent-style-name="Absatz-Standardschriftart" style:family="text">
      <style:text-properties fo:font-style="italic" style:font-style-asian="italic"/>
    </style:style>
    <style:style style:name="T57" style:parent-style-name="Absatz-Standardschriftart" style:family="text">
      <style:text-properties fo:font-weight="bold" style:font-weight-asian="bold"/>
    </style:style>
    <style:style style:name="T58" style:parent-style-name="Absatz-Standardschriftart" style:family="text">
      <style:text-properties fo:font-style="italic" style:font-style-asian="italic"/>
    </style:style>
    <style:style style:name="T59" style:parent-style-name="Absatz-Standardschriftart" style:family="text">
      <style:text-properties fo:font-weight="bold" style:font-weight-asian="bold"/>
    </style:style>
    <style:style style:name="T60" style:parent-style-name="Absatz-Standardschriftart" style:family="text">
      <style:text-properties fo:font-weight="bold" style:font-weight-asian="bold"/>
    </style:style>
    <style:style style:name="P61" style:parent-style-name="Listenabsatz" style:list-style-name="LFO16" style:family="paragraph"/>
    <style:style style:name="T62" style:parent-style-name="Absatz-Standardschriftart" style:family="text">
      <style:text-properties fo:font-weight="bold" style:font-weight-asian="bold"/>
    </style:style>
    <style:style style:name="T63" style:parent-style-name="Absatz-Standardschriftart" style:family="text">
      <style:text-properties fo:font-weight="bold" style:font-weight-asian="bold"/>
    </style:style>
    <style:style style:name="T64" style:parent-style-name="Absatz-Standardschriftart" style:family="text">
      <style:text-properties fo:font-weight="bold" style:font-weight-asian="bold"/>
    </style:style>
    <style:style style:name="P65" style:parent-style-name="Listenabsatz" style:list-style-name="LFO16" style:family="paragraph"/>
    <style:style style:name="P66" style:parent-style-name="Listenabsatz" style:list-style-name="LFO16" style:family="paragraph"/>
    <style:style style:name="P67" style:parent-style-name="Listenabsatz" style:list-style-name="LFO16" style:family="paragraph"/>
    <style:style style:name="P68" style:parent-style-name="Überschrift1" style:list-style-name="LFO15" style:family="paragraph"/>
    <style:style style:name="T69" style:parent-style-name="SchwacherVerweis" style:family="text">
      <style:text-properties fo:color="#00000A"/>
    </style:style>
    <style:style style:name="T70" style:parent-style-name="SchwacherVerweis" style:family="text">
      <style:text-properties fo:color="#00000A"/>
    </style:style>
    <style:style style:name="T71" style:parent-style-name="SchwacherVerweis" style:family="text">
      <style:text-properties fo:color="#00000A"/>
    </style:style>
    <style:style style:name="P72" style:parent-style-name="Standard" style:family="paragraph">
      <style:text-properties fo:font-weight="bold" style:font-weight-asian="bold"/>
    </style:style>
    <style:style style:name="P73" style:parent-style-name="Standard" style:family="paragraph">
      <style:text-properties fo:font-weight="bold" style:font-weight-asian="bold"/>
    </style:style>
    <style:style style:name="P74" style:parent-style-name="Standard" style:family="paragraph">
      <style:text-properties fo:font-weight="bold" style:font-weight-asian="bold"/>
    </style:style>
    <style:style style:name="P75" style:parent-style-name="Überschrift1" style:list-style-name="LFO15" style:family="paragraph"/>
    <style:style style:name="T76" style:parent-style-name="SchwacherVerweis" style:family="text">
      <style:text-properties fo:color="#00000A"/>
    </style:style>
    <style:style style:name="T77" style:parent-style-name="SchwacherVerweis" style:family="text">
      <style:text-properties fo:color="#00000A"/>
    </style:style>
    <style:style style:name="T78" style:parent-style-name="Absatz-Standardschriftart" style:family="text">
      <style:text-properties fo:font-style="italic" style:font-style-asian="italic"/>
    </style:style>
    <style:style style:name="T79" style:parent-style-name="Absatz-Standardschriftart" style:family="text">
      <style:text-properties fo:font-style="italic" style:font-style-asian="italic"/>
    </style:style>
    <style:style style:name="T80" style:parent-style-name="Absatz-Standardschriftart" style:family="text">
      <style:text-properties fo:font-weight="bold" style:font-weight-asian="bold"/>
    </style:style>
    <style:style style:name="T81" style:parent-style-name="Absatz-Standardschriftart" style:family="text">
      <style:text-properties fo:font-style="italic" style:font-style-asian="italic"/>
    </style:style>
    <style:style style:name="T82" style:parent-style-name="Absatz-Standardschriftart" style:family="text">
      <style:text-properties fo:font-weight="bold" style:font-weight-asian="bold"/>
    </style:style>
    <style:style style:name="T83" style:parent-style-name="Absatz-Standardschriftart" style:family="text">
      <style:text-properties fo:font-style="italic" style:font-style-asian="italic"/>
    </style:style>
    <style:style style:name="T84" style:parent-style-name="Absatz-Standardschriftart" style:family="text">
      <style:text-properties fo:font-weight="bold" style:font-weight-asian="bold"/>
    </style:style>
    <style:style style:name="T85" style:parent-style-name="Absatz-Standardschriftart" style:family="text">
      <style:text-properties fo:font-style="italic" style:font-style-asian="italic"/>
    </style:style>
    <style:style style:name="T86" style:parent-style-name="Absatz-Standardschriftart" style:family="text">
      <style:text-properties fo:font-style="italic" style:font-style-asian="italic"/>
    </style:style>
    <style:style style:name="T87" style:parent-style-name="Absatz-Standardschriftart" style:family="text">
      <style:text-properties fo:font-weight="bold" style:font-weight-asian="bold"/>
    </style:style>
    <style:style style:name="T88" style:parent-style-name="Absatz-Standardschriftart" style:family="text">
      <style:text-properties fo:font-style="italic" style:font-style-asian="italic"/>
    </style:style>
    <style:style style:name="T89" style:parent-style-name="Absatz-Standardschriftart" style:family="text">
      <style:text-properties fo:font-weight="bold" style:font-weight-asian="bold"/>
    </style:style>
    <style:style style:name="T90" style:parent-style-name="Absatz-Standardschriftart" style:family="text">
      <style:text-properties fo:font-style="italic" style:font-style-asian="italic"/>
    </style:style>
    <style:style style:name="T91" style:parent-style-name="Absatz-Standardschriftart" style:family="text">
      <style:text-properties fo:font-weight="bold" style:font-weight-asian="bold"/>
    </style:style>
    <style:style style:name="T92" style:parent-style-name="Absatz-Standardschriftart" style:family="text">
      <style:text-properties fo:font-style="italic" style:font-style-asian="italic"/>
    </style:style>
    <style:style style:name="T93" style:parent-style-name="Absatz-Standardschriftart" style:family="text">
      <style:text-properties fo:font-weight="bold" style:font-weight-asian="bold"/>
    </style:style>
    <style:style style:name="T94" style:parent-style-name="Absatz-Standardschriftart" style:family="text">
      <style:text-properties fo:font-style="italic" style:font-style-asian="italic"/>
    </style:style>
    <style:style style:name="T95" style:parent-style-name="Absatz-Standardschriftart" style:family="text">
      <style:text-properties fo:font-weight="bold" style:font-weight-asian="bold"/>
    </style:style>
    <style:style style:name="T96" style:parent-style-name="Absatz-Standardschriftart" style:family="text">
      <style:text-properties fo:font-style="italic" style:font-style-asian="italic"/>
    </style:style>
    <style:style style:name="T97" style:parent-style-name="Absatz-Standardschriftart" style:family="text">
      <style:text-properties fo:font-weight="bold" style:font-weight-asian="bold"/>
    </style:style>
    <style:style style:name="P98" style:parent-style-name="Überschrift1" style:list-style-name="LFO15" style:family="paragraph"/>
    <style:style style:name="T99" style:parent-style-name="SchwacherVerweis" style:family="text">
      <style:text-properties fo:color="#00000A"/>
    </style:style>
    <style:style style:name="T100" style:parent-style-name="SchwacherVerweis" style:family="text">
      <style:text-properties fo:color="#00000A"/>
    </style:style>
    <style:style style:name="TableColumn102" style:family="table-column">
      <style:table-column-properties style:column-width="2.918in"/>
    </style:style>
    <style:style style:name="TableColumn103" style:family="table-column">
      <style:table-column-properties style:column-width="2.918in"/>
    </style:style>
    <style:style style:name="Table101" style:family="table">
      <style:table-properties style:width="5.8361in" fo:margin-left="0in" table:align="left"/>
    </style:style>
    <style:style style:name="TableRow104" style:family="table-row">
      <style:table-row-properties style:min-row-height="0.2451in"/>
    </style:style>
    <style:style style:name="TableCell105" style:family="table-cell">
      <style:table-cell-properties fo:border-top="0.0138in solid #4F81BD" fo:border-left="none" fo:border-bottom="0.0138in solid #4F81BD" fo:border-right="none" fo:padding-top="0in" fo:padding-left="0.075in" fo:padding-bottom="0in" fo:padding-right="0.075in"/>
    </style:style>
    <style:style style:name="P106" style:parent-style-name="Standard" style:family="paragraph">
      <style:paragraph-properties style:vertical-align="auto" fo:margin-bottom="0in" fo:line-height="100%"/>
      <style:text-properties fo:hyphenate="true"/>
    </style:style>
    <style:style style:name="T107" style:parent-style-name="Absatz-Standardschriftart" style:family="text">
      <style:text-properties style:font-name="Calibri" style:font-name-asian="Calibri" style:font-name-complex="Times New Roman" fo:font-weight="bold" style:font-weight-asian="bold" style:font-weight-complex="bold" style:letter-kerning="false"/>
    </style:style>
    <style:style style:name="TableCell108" style:family="table-cell">
      <style:table-cell-properties fo:border-top="0.0138in solid #4F81BD" fo:border-left="none" fo:border-bottom="0.0138in solid #4F81BD" fo:border-right="none" fo:padding-top="0in" fo:padding-left="0.075in" fo:padding-bottom="0in" fo:padding-right="0.075in"/>
    </style:style>
    <style:style style:name="P109" style:parent-style-name="Standard" style:family="paragraph">
      <style:paragraph-properties style:vertical-align="auto" fo:margin-bottom="0in" fo:line-height="100%"/>
      <style:text-properties fo:hyphenate="true"/>
    </style:style>
    <style:style style:name="T110" style:parent-style-name="Absatz-Standardschriftart" style:family="text">
      <style:text-properties style:font-name="Calibri" style:font-name-asian="Calibri" style:font-name-complex="Times New Roman" fo:font-weight="bold" style:font-weight-asian="bold" style:font-weight-complex="bold" style:letter-kerning="false"/>
    </style:style>
    <style:style style:name="TableRow111" style:family="table-row">
      <style:table-row-properties style:min-row-height="0.2319in"/>
    </style:style>
    <style:style style:name="TableCell112" style:family="table-cell">
      <style:table-cell-properties fo:border="none" fo:background-color="#D3DFEE" fo:padding-top="0in" fo:padding-left="0.075in" fo:padding-bottom="0in" fo:padding-right="0.075in"/>
    </style:style>
    <style:style style:name="P113" style:parent-style-name="Standard" style:family="paragraph">
      <style:paragraph-properties style:vertical-align="auto" fo:margin-bottom="0in" fo:line-height="100%"/>
      <style:text-properties fo:hyphenate="true"/>
    </style:style>
    <style:style style:name="T114" style:parent-style-name="Absatz-Standardschriftart" style:family="text">
      <style:text-properties style:font-name="Calibri" style:font-name-asian="Calibri" style:font-name-complex="Times New Roman" fo:font-weight="bold" style:font-weight-asian="bold" style:font-weight-complex="bold" style:letter-kerning="false"/>
    </style:style>
    <style:style style:name="P115" style:parent-style-name="Standard" style:family="paragraph">
      <style:paragraph-properties style:vertical-align="auto" fo:margin-bottom="0in" fo:line-height="100%"/>
      <style:text-properties style:font-name="Arial" style:font-name-asian="Calibri" style:font-name-complex="Times New Roman" style:font-weight-complex="bold" style:letter-kerning="false" fo:hyphenate="true"/>
    </style:style>
    <style:style style:name="TableCell116" style:family="table-cell">
      <style:table-cell-properties fo:border="none" fo:background-color="#D3DFEE" fo:padding-top="0in" fo:padding-left="0.075in" fo:padding-bottom="0in" fo:padding-right="0.075in"/>
    </style:style>
    <style:style style:name="P117" style:parent-style-name="Standard" style:family="paragraph">
      <style:paragraph-properties style:vertical-align="auto" fo:margin-bottom="0in" fo:line-height="100%"/>
      <style:text-properties fo:hyphenate="true"/>
    </style:style>
    <style:style style:name="T118" style:parent-style-name="Absatz-Standardschriftart" style:family="text">
      <style:text-properties style:font-name="Calibri" style:font-name-asian="Calibri" style:font-name-complex="Times New Roman" fo:font-weight="bold" style:font-weight-asian="bold" style:letter-kerning="false"/>
    </style:style>
    <style:style style:name="TableRow119" style:family="table-row">
      <style:table-row-properties style:min-row-height="0.2319in"/>
    </style:style>
    <style:style style:name="TableCell120" style:family="table-cell">
      <style:table-cell-properties fo:border="none" fo:padding-top="0in" fo:padding-left="0.075in" fo:padding-bottom="0in" fo:padding-right="0.075in"/>
    </style:style>
    <style:style style:name="P121" style:parent-style-name="Standard" style:family="paragraph">
      <style:paragraph-properties style:vertical-align="auto" fo:margin-bottom="0in" fo:line-height="100%"/>
      <style:text-properties fo:hyphenate="true"/>
    </style:style>
    <style:style style:name="T122" style:parent-style-name="Absatz-Standardschriftart" style:family="text">
      <style:text-properties style:font-name="Calibri" style:font-name-asian="Calibri" style:font-name-complex="Times New Roman" fo:font-weight="bold" style:font-weight-asian="bold" style:font-weight-complex="bold" style:letter-kerning="false"/>
    </style:style>
    <style:style style:name="P123" style:parent-style-name="Standard" style:family="paragraph">
      <style:paragraph-properties style:vertical-align="auto" fo:margin-bottom="0in" fo:line-height="100%"/>
      <style:text-properties style:font-name="Arial" style:font-name-asian="Calibri" style:font-name-complex="Times New Roman" fo:font-weight="bold" style:font-weight-asian="bold" style:font-weight-complex="bold" style:letter-kerning="false" fo:hyphenate="true"/>
    </style:style>
    <style:style style:name="TableCell124" style:family="table-cell">
      <style:table-cell-properties fo:border="none" fo:padding-top="0in" fo:padding-left="0.075in" fo:padding-bottom="0in" fo:padding-right="0.075in"/>
    </style:style>
    <style:style style:name="P125" style:parent-style-name="Standard" style:family="paragraph">
      <style:paragraph-properties style:vertical-align="auto" fo:margin-bottom="0in" fo:line-height="100%"/>
      <style:text-properties fo:hyphenate="true"/>
    </style:style>
    <style:style style:name="T126" style:parent-style-name="Absatz-Standardschriftart" style:family="text">
      <style:text-properties style:font-name="Calibri" style:font-name-asian="Calibri" style:font-name-complex="Times New Roman" fo:font-weight="bold" style:font-weight-asian="bold" style:letter-kerning="false"/>
    </style:style>
    <style:style style:name="TableRow127" style:family="table-row">
      <style:table-row-properties style:min-row-height="0.2319in"/>
    </style:style>
    <style:style style:name="TableCell128" style:family="table-cell">
      <style:table-cell-properties fo:border="none" fo:background-color="#D3DFEE" fo:padding-top="0in" fo:padding-left="0.075in" fo:padding-bottom="0in" fo:padding-right="0.075in"/>
    </style:style>
    <style:style style:name="P129" style:parent-style-name="Standard" style:family="paragraph">
      <style:paragraph-properties style:vertical-align="auto" fo:margin-bottom="0in" fo:line-height="100%"/>
      <style:text-properties fo:hyphenate="true"/>
    </style:style>
    <style:style style:name="T130" style:parent-style-name="Absatz-Standardschriftart" style:family="text">
      <style:text-properties style:font-name="Calibri" style:font-name-asian="Calibri" style:font-name-complex="Times New Roman" fo:font-weight="bold" style:font-weight-asian="bold" style:font-weight-complex="bold" style:letter-kerning="false"/>
    </style:style>
    <style:style style:name="P131" style:parent-style-name="Standard" style:family="paragraph">
      <style:paragraph-properties style:vertical-align="auto" fo:margin-bottom="0in" fo:line-height="100%"/>
      <style:text-properties style:font-name="Arial" style:font-name-asian="Calibri" style:font-name-complex="Times New Roman" fo:font-weight="bold" style:font-weight-asian="bold" style:font-weight-complex="bold" style:letter-kerning="false" fo:hyphenate="true"/>
    </style:style>
    <style:style style:name="TableCell132" style:family="table-cell">
      <style:table-cell-properties fo:border="none" fo:background-color="#D3DFEE" fo:padding-top="0in" fo:padding-left="0.075in" fo:padding-bottom="0in" fo:padding-right="0.075in"/>
    </style:style>
    <style:style style:name="P133" style:parent-style-name="Standard" style:family="paragraph">
      <style:paragraph-properties style:vertical-align="auto" fo:margin-bottom="0in" fo:line-height="100%"/>
      <style:text-properties fo:hyphenate="true"/>
    </style:style>
    <style:style style:name="T134" style:parent-style-name="Absatz-Standardschriftart" style:family="text">
      <style:text-properties style:font-name="Calibri" style:font-name-asian="Calibri" style:font-name-complex="Times New Roman" fo:font-weight="bold" style:font-weight-asian="bold" style:letter-kerning="false"/>
    </style:style>
    <style:style style:name="P135" style:parent-style-name="Standard" style:family="paragraph">
      <style:paragraph-properties style:vertical-align="auto" fo:margin-bottom="0in" fo:line-height="100%"/>
      <style:text-properties style:font-name="Arial" style:font-name-asian="Calibri" style:font-name-complex="Times New Roman" style:letter-kerning="false" fo:hyphenate="true"/>
    </style:style>
    <style:style style:name="TableRow136" style:family="table-row">
      <style:table-row-properties style:min-row-height="0.2319in"/>
    </style:style>
    <style:style style:name="TableCell137" style:family="table-cell">
      <style:table-cell-properties fo:border-top="none" fo:border-left="none" fo:border-bottom="0.0138in solid #4F81BD" fo:border-right="none" fo:padding-top="0in" fo:padding-left="0.075in" fo:padding-bottom="0in" fo:padding-right="0.075in"/>
    </style:style>
    <style:style style:name="P138" style:parent-style-name="Standard" style:family="paragraph">
      <style:paragraph-properties style:vertical-align="auto" fo:margin-bottom="0in" fo:line-height="100%"/>
      <style:text-properties style:font-name="Arial" style:font-name-asian="Calibri" style:font-name-complex="Times New Roman" fo:font-weight="bold" style:font-weight-asian="bold" style:font-weight-complex="bold" style:letter-kerning="false" fo:hyphenate="true"/>
    </style:style>
    <style:style style:name="TableCell139" style:family="table-cell">
      <style:table-cell-properties fo:border-top="none" fo:border-left="none" fo:border-bottom="0.0138in solid #4F81BD" fo:border-right="none" fo:padding-top="0in" fo:padding-left="0.075in" fo:padding-bottom="0in" fo:padding-right="0.075in"/>
    </style:style>
    <style:style style:name="P140" style:parent-style-name="Standard" style:family="paragraph">
      <style:paragraph-properties style:vertical-align="auto" fo:margin-bottom="0in" fo:line-height="100%"/>
      <style:text-properties style:font-name="Arial" style:font-name-asian="Calibri" style:font-name-complex="Times New Roman" style:letter-kerning="false" fo:hyphenate="true"/>
    </style:style>
    <style:style style:name="P141" style:parent-style-name="Standard" style:family="paragraph">
      <style:text-properties style:font-name="Arial" style:font-name-complex="Times New Roman"/>
    </style:style>
  </office:automatic-styles>
  <office:body>
    <office:text text:use-soft-page-breaks="true">
      <text:p text:style-name="P1"><text:bookmark-start text:name="_Toc24353471"/><text:bookmark-start text:name="_Toc24355763"/><text:bookmark-start text:name="_Toc24356095"/><text:span text:style-name="T3">Inhaltsverzeichnis</text:span><text:bookmark-start text:name="Bookmark"/><text:bookmark-end text:name="_Toc24353471"/><text:bookmark-end text:name="_Toc24355763"/><text:bookmark-end text:name="_Toc2435609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ContentsHeading"/>
          <text:p text:style-name="P4"><text:a xlink:href="#_Toc24356097" office:target-frame-name="_top" xlink:show="replace"><text:span text:style-name="T5">Verhalten während eines Telefonats (Luca W)</text:span><text:tab/>1</text:a></text:p>
          <text:p text:style-name="P6"><text:a xlink:href="#_Toc24356098" office:target-frame-name="_top" xlink:show="replace"><text:span text:style-name="T7">Konflikte während eines Telefonats (Luca W)</text:span><text:tab/>2</text:a></text:p>
          <text:p text:style-name="P8"><text:a xlink:href="#_Toc24356099" office:target-frame-name="_top" xlink:show="replace"><text:span text:style-name="T9">Technische Problemlösung <text:s/>(Luca S )</text:span><text:tab/>3</text:a></text:p>
          <text:p text:style-name="P10"><text:a xlink:href="#_Toc24356100" office:target-frame-name="_top" xlink:show="replace"><text:span text:style-name="T11">Hotline (Luca S )</text:span><text:tab/>4</text:a></text:p>
          <text:p text:style-name="P12"><text:a xlink:href="#_Toc24356101" office:target-frame-name="_top" xlink:show="replace"><text:span text:style-name="T13">Vor- und Nachteile eines Telefongesprächs</text:span><text:tab/>6</text:a></text:p>
        </text:index-body>
      </text:table-of-content>
      <text:p text:style-name="Standard"><text:a xlink:href="#_Toc20726814" office:target-frame-name="_top" xlink:show="replace"/></text:p>
      <text:p text:style-name="P14"><text:bookmark-start text:name="_Toc24353472"/><text:bookmark-start text:name="_Toc24355764"/><text:bookmark-start text:name="_Toc24356096"/>____________________________________________________________________________<text:bookmark-end text:name="_Toc24353472"/><text:bookmark-end text:name="_Toc24355764"/><text:bookmark-end text:name="_Toc24356096"/></text:p>
      <text:h text:style-name="Überschrift1" text:outline-level="1"><text:bookmark-start text:name="_Toc20726814"/><text:bookmark-start text:name="_Toc19515813"/><text:bookmark-start text:name="__RefHeading__139_647261788"/><text:bookmark-start text:name="_Ref20726888"/><text:bookmark-start text:name="_Ref20726887"/><text:bookmark-start text:name="_Ref20726886"/><text:bookmark-start text:name="_Ref20726884"/><text:bookmark-start text:name="_Toc24356097"/><text:span text:style-name="Fußnotenzeichen"><text:note text:note-class="footnote" text:id="_ftn0"><text:note-citation>1</text:note-citation><text:note-body><text:p text:style-name="Standard">„7 Tipps, wie du dich am Telefon professionell <text:s/>verhältst“ von<text:s/><text:a xlink:href="https://unternehmer.de/author/bueroservice24-de" office:target-frame-name="_top" xlink:show="replace">Bueroservice24.de</text:a><text:span text:style-name="fn"><text:s/></text:span><text:s/>: <text:s/>https://unternehmer.de/marketing-vertrieb/144475-7-tipps-wie-sie-sich-telefon-professionell-verhalten</text:p></text:note-body></text:note></text:span><text:span text:style-name="T15">Verhalten</text:span><text:span text:style-name="T16"><text:s/>während</text:span><text:span text:style-name="T17"><text:s/>eines Telefonats</text:span><text:bookmark-end text:name="Bookmark"/><text:bookmark-end text:name="_Toc20726814"/><text:bookmark-end text:name="_Toc19515813"/><text:bookmark-end text:name="__RefHeading__139_647261788"/><text:bookmark-end text:name="_Ref20726888"/><text:bookmark-end text:name="_Ref20726887"/><text:bookmark-end text:name="_Ref20726886"/><text:bookmark-end text:name="_Ref20726884"/><text:span text:style-name="T18"><text:s/>(Luca W)</text:span><text:bookmark-end text:name="_Toc24356097"/></text:h>
      <text:p text:style-name="Standard"><text:span text:style-name="T19">1.1.1</text:span><text:s/><text:span text:style-name="T20">Die Begrüßung am Telefon</text:span></text:p>
      <text:p text:style-name="Standard">Der erste Eindruck ist auch beim Telefonat wichtig, deine Ersten Worte entscheiden was der gegenüber von dir hält. Bleib bei der Sache und komm schnell zum Punkt, halte immer die Freundlichkeit und die volle Aufmerksamkeit im Vordergrund.</text:p>
      <text:p text:style-name="Standard"><text:span text:style-name="T21">1.1.2</text:span><text:s/><text:span text:style-name="T22">Am Telefon Lächeln?</text:span></text:p>
      <text:p text:style-name="Standard">Ein Lächeln beim Telefonat klingt erst unlogisch und sinnlos, doch durch ein Lächeln klingt die Stimme Positiver und lässt direkt negative Dinge Freundlicher und attraktiver<text:s/>rüberkommen. Eine Neutrale Stimmlage oder Schlechte Laune dringt zum Gesprächspartner sofort durch, versuch immer <text:s/><text:span text:style-name="T23">ein Lächeln bei einem Telefonat aufzusetzen.</text:span></text:p>
      <text:p text:style-name="Standard"><text:span text:style-name="T24">1.1.3</text:span><text:s/><text:span text:style-name="T25">Aktives Zuhören</text:span></text:p>
      <text:p text:style-name="Standard">Das Aktive „Zuhören“ <text:s/>ist eine Grundvoraussetzung für eine erfolgreiche<text:s/>Kommunikation. Zuerst muss man sich die Frage stellen „Was fordert dein Kommunikationspartner?“?</text:p>
      <text:list text:style-name="WWNum4">
        <text:list-item>
          <text:p text:style-name="P26"><text:span text:style-name="T27">1. Konzentration</text:span><text:s/>auf den Gesprächspartner.</text:p>
        </text:list-item>
      </text:list>
      <text:list text:style-name="WWNum5">
        <text:list-item>
          <text:p text:style-name="P28"><text:span text:style-name="T29">2. Anteilnahme</text:span><text:s/>an dem, was der Gesprächspartner sagt.</text:p>
        </text:list-item>
      </text:list>
      <text:list text:style-name="WWNum7">
        <text:list-item>
          <text:p text:style-name="P30"><text:span text:style-name="T31">3. Unvoreingenommenheit</text:span>: Sich von (Vor-)Urteilen befreien und hören, was tatsächlich gesagt wird.</text:p>
        </text:list-item>
      </text:list>
      <text:list text:style-name="WWNum8">
        <text:list-item>
          <text:p text:style-name="P32"><text:span text:style-name="T33">4. Nachfragen</text:span>, wie etwas gemeint ist.</text:p>
        </text:list-item>
      </text:list>
      <text:list text:style-name="WWNum4">
        <text:list-item>
          <text:p text:style-name="P34"><text:span text:style-name="T35">5. Notizen:<text:s/></text:span><text:span text:style-name="T36">Notiere dir Wichtige Informationen, somit vermeidest du unnötiges na</text:span><text:span text:style-name="T37">chfragen eines Problem oder Informationen. Bei nicht genauem Wissen, einfach nachfragen das zeigt oft<text:s/></text:span><text:soft-page-break/><text:span text:style-name="T38">Interesse und Aufmerksamkeit. Wenn keine Informationen vorhanden sind ist es ratsam diese zu erfragen, da es sonst nicht möglich ist schnell zum Ziel zu k</text:span><text:span text:style-name="T39">ommen.</text:span><text:bookmark-start text:name="Bookmark1"/><text:bookmark-end text:name="Bookmark1"/></text:p>
        </text:list-item>
      </text:list>
      <text:p text:style-name="P40"/>
      <text:p text:style-name="Standard"><text:span text:style-name="T41">1.1.4</text:span><text:s/><text:span text:style-name="T42">Vorab geplantes Gespräch</text:span><text:s text:c="2"/></text:p>
      <text:p text:style-name="Standard">„Bei wichtigen Telefonaten sollte man nicht unvorbereitet in ein Gespräch stürzen. Im Berufsleben solltest du deine Telefonate planen. Lege dir ein Ziel wie eine Terminvereinbarung, den Erhalt einer wichtigen Information oder die Vorbereitung zu einem Geschäftsabschluss fest. Wenn du ein festes Ziel vor Augen hast, argumentierst du besser. Benutze<text:s/>positive Formulierungen<text:s/>und verzichte auf persönliche Wertungen.“</text:p>
      <text:p text:style-name="Standard"><text:span text:style-name="T43">1.1.5</text:span><text:s/><text:span text:style-name="T44">Fragestellung</text:span></text:p>
      <text:p text:style-name="Standard">Die Fragestellung ist ein wichtiger Punkt während eines Telefonats, eine Fragestellung zeigt Interesse und <text:s/>Aufmerksamkeit. Mit den richtigen fragen lassen sich die meisten Probleme direkt Lösung, und man lenkt das Gespräch in die<text:s/>richtige<text:s/>Richtung.</text:p>
      <text:p text:style-name="Standard"><text:span text:style-name="T45">1.1.6</text:span><text:s/><text:span text:style-name="T46">Emotionen umleiten</text:span></text:p>
      <text:p text:style-name="Standard">Bei einem Telefonat können auch negative Emotionen zum Gesprächspartner rüberkommen. Dies sollte im Regelfall nicht so sein. Um solchen Situationen aus dem weg zugehen, sollte man sich klaren werden das Private und Persönliche Emotionen kein Einfluss auf ein Gespräch haben dürfen. <text:s/></text:p>
      <text:p text:style-name="Standard"><text:span text:style-name="T47">1.1.7</text:span><text:s/><text:span text:style-name="T48">Zielorientierte Zusammenfassung</text:span></text:p>
      <text:p text:style-name="P49"><text:bookmark-start text:name="_Toc19515814"/><text:bookmark-start text:name="Bookmark2"/><text:bookmark-start text:name="__RefHeading__141_647261788"/><text:bookmark-start text:name="_Toc24356098"/><text:span text:style-name="T50">K</text:span><text:bookmark-end text:name="_Toc19515814"/><text:bookmark-end text:name="Bookmark2"/><text:span text:style-name="T51">onflikte<text:s/></text:span><text:span text:style-name="T52">während eines</text:span><text:span text:style-name="T53"><text:s/>Telefonat</text:span><text:bookmark-end text:name="__RefHeading__141_647261788"/><text:span text:style-name="T54">s</text:span><text:span text:style-name="T55"><text:s/>(Luca W)</text:span><text:bookmark-end text:name="_Toc24356098"/></text:p>
      <text:p text:style-name="Textbody"/>
      <text:p text:style-name="Standard"><text:span text:style-name="T56">2.2.1</text:span><text:s/><text:span text:style-name="T57">Konflikte</text:span></text:p>
      <text:p text:style-name="Standard">Ein Kunde, der sich am Telefon beschwert, möchte möglichst schnell eine Antwort.<text:s/>Sie müssen das Problem zügig erkennen und<text:s/>eine<text:s/>Lösung anbieten.</text:p>
      <text:p text:style-name="Standard"><text:span text:style-name="T58">2.2.1</text:span><text:s/><text:span text:style-name="T59">Die P</text:span><text:span text:style-name="T60">roblemlösung</text:span></text:p>
      <text:p text:style-name="Standard"><text:s/>Verärgerte Kunden erwarten<text:s/>schnell eine Antwort oder Hilfe<text:s/>, dazu stelle ich euch jetzt 9 wichtige<text:s/>Punkte<text:s/>für eine<text:s/>positive<text:s/>Problemlösung<text:s/>vor<text:s/>:</text:p>
      <text:list text:style-name="LFO16" text:continue-numbering="true">
        <text:list-item>
          <text:p text:style-name="P61">1. Positiv denken<text:s/></text:p>
        </text:list-item>
      </text:list>
      <text:p text:style-name="Listenabsatz">Es ist wichtig positiv<text:s/>zu denken,<text:s/>auch wenn ein<text:s/>Kunde<text:s/>negative<text:s/>Stimmung verbreitet. Lasst euch nicht davon<text:s/>anstecken,<text:s/>denn dies kann zu einer gereizten<text:s/>Kommunikation führen</text:p>
      <text:p text:style-name="Listenabsatz">Paul<text:s/>Watzlawick<text:s/>hat dies anhand<text:s/>eines<text:s/>Axioms<text:s/>dargestellt:</text:p>
      <text:p text:style-name="Listenabsatz"/>
      <text:p text:style-name="Listenabsatz"/>
      <text:p text:style-name="Listenabsatz">Kommunikation<text:s/>ist<text:s/>Ursache<text:s/>und<text:s/>Wirkung<text:s/>zugleich dies<text:s/>bedeutet, auf reiz folgt<text:s/>Reaktion<text:s/>zb.<text:s/>ihr und euer<text:s/>Telefon Partner<text:s/>machen sich gegenseitig "<text:span text:style-name="T62">VORWÜRFE</text:span>" dies führt dazu dass sie nicht zur einer<text:s/>Problemlösung<text:s/>kommen<text:s/>=<text:s/><text:s/>(<text:span text:style-name="T63">GESCHEITERTE<text:s/></text:span><text:span text:style-name="T64">Kommunikation</text:span>).</text:p>
      <text:p text:style-name="Listenabsatz">Ihr<text:s/>Verhalten<text:s/>beeinflusst<text:s/>die<text:s/>Kommunikation, versuchen sie all<text:s/>ihre negative<text:s/>Gedanken<text:s/>im<text:s/>Gespräch<text:s/>auszublenden und konzentrieren sie sich auf die<text:s/>Problemlösung<text:s/>des<text:s/>Kunden,<text:s/>hört<text:s/><text:soft-page-break/>aufmerksam<text:s/>zu, ihr seid <text:s/>das<text:s/>Ventil<text:s/>für ein für sein<text:s/>ärger, Sie<text:s/>müssen<text:s/>die<text:s/>Probleme<text:s/>des<text:s/>Kunden verstehen.</text:p>
      <text:p text:style-name="Listenabsatz"/>
      <text:list text:style-name="LFO16" text:continue-numbering="true">
        <text:list-item>
          <text:p text:style-name="P65">2 Punkte - was ist passiert? <text:s/>Und was möchte der <text:s/>Kunde? Und was möchte der <text:s/>Kunde?</text:p>
        </text:list-item>
      </text:list>
      <text:p text:style-name="Listenabsatz">stellen sie ihrem Kunden fragen , dies gibt ihm das<text:s/>Gefühl<text:s/>dass ihr euch für seine<text:s/>Probleme<text:s/>interessiert<text:s/>, tut dies höfflich und freundlich</text:p>
      <text:list text:style-name="LFO16" text:continue-numbering="true">
        <text:list-item>
          <text:p text:style-name="P66">3<text:s/>Verständnis<text:s/>und<text:s/>Anteilnahme</text:p>
        </text:list-item>
      </text:list>
      <text:p text:style-name="Listenabsatz">Zeigen<text:s/>hier<text:s/>beis spielt<text:s/>Empathie<text:s/>eine wichtige<text:s/>Rolle, um den ärger des<text:s/>Kunden verstehen zu können. <text:s/>Versetzt euch in die<text:s/>Lage<text:s/>des<text:s/>Kunden<text:s/>und denkt selber an<text:s/>Geschehnissen<text:s/>die euch so ähnlich wiederfahren sind und zeigt<text:s/>Verständnis<text:s/>für sein<text:s/>Problem</text:p>
      <text:list text:style-name="LFO16" text:continue-numbering="true">
        <text:list-item>
          <text:p text:style-name="P67">4<text:s/>Dankbarkeit<text:s/>gegenüber ihrem<text:s/>Kunden<text:s/>zeigen</text:p>
        </text:list-item>
      </text:list>
      <text:p text:style-name="P68"><text:bookmark-start text:name="_Toc24354994"/><text:bookmark-start text:name="_Toc24356099"/><text:span text:style-name="T69">Technische<text:s/></text:span><text:span text:style-name="T70">Problemlösung</text:span><text:bookmark-end text:name="_Toc24354994"/><text:span text:style-name="T71"><text:s text:c="2"/>(Luca S )</text:span><text:bookmark-end text:name="_Toc24356099"/></text:p>
      <text:p text:style-name="Textbody"/>
      <text:p text:style-name="Standard">Die Problemlösung beginnt der Aufnahme des Problems, darauf folgt mit dem Erkennen des vorliegenden Falles, grade in der IT sind Probleme weit gefächert und meist sogar an verschiedene Abteilungen innerhalb der IT gebunden. Ein Beispiel dafür wäre zum Beispiel, ein Softwareproblem in SAP kann nicht so einfach oder eventuell gar nicht von einem Mitarbeiter des IT-Service gelöst werden, andersrum könnten Netzwerkprobleme eventuell nicht von Softwareentwicklern gelöst werden sondern nur von Netzwerktechnikern. Zuletzt folgen dann noch Lösungsansätze und die endgültigen Lösung des Falles.</text:p>
      <text:p text:style-name="P72"><text:bookmark-start text:name="_Toc24354995"/>Aufnahme des Problems<text:bookmark-end text:name="_Toc24354995"/></text:p>
      <text:p text:style-name="Standard">Die Aufnahme des Problems erfolgt zunächst durch Beschreibung des Falles am Telefon, dazu sollte man sich zum Beispiel schon<text:s/>ein Mal<text:s/>fragen<text:s/><text:note text:note-class="footnote" text:id="_ftn1"><text:note-citation>2</text:note-citation><text:note-body><text:p text:style-name="Fußnotentext"><text:s/><text:a xlink:href="https://karrierebibel.de/problemloesung/" office:target-frame-name="_top" xlink:show="replace"><text:span text:style-name="Hyperlink">https://karrierebibel.de/problemloesung/</text:span></text:a></text:p><text:p text:style-name="Fußnotentext"/></text:note-body></text:note>„was schief gelaufen sein könnte oder warum es nicht zu einem erhofften Ergebnis gekommen ist. Dabei gilt je detaillierter das Problem definiert wird, desto schneller kann eine passende Lösung gefunden werden.“<text:s/>(Mai, 2019)</text:p>
      <text:p text:style-name="P73"><text:bookmark-start text:name="_Toc24354996"/>Erkennen des Problems<text:bookmark-end text:name="_Toc24354996"/></text:p>
      <text:p text:style-name="Standard">Probleme werden zunächst meist schnell erkannt, wenn es sich um einfache Fragen hält oder um Entsperrungen von Usern, jedoch kann es auch komplizierter werden und teilweise nur vor Ort gelöst werden, zum Beispiel bei Netzproblemen. In diesem Falle könnte es zunächst am Endgerät selber liegen, es könnte aber auch am Netzkabel liegen, am<text:s/>Netzwerk Port<text:s/>oder sogar am Switch liegen. Außerdem sollte man beim Erkennen des Problems den Fall bereits hinterfragen, zum Beispiel<text:s/><text:note text:note-class="footnote" text:id="_ftn2"><text:note-citation>3</text:note-citation><text:note-body><text:p text:style-name="Fußnotentext"><text:s/><text:a xlink:href="https://karrierebibel.de/problemloesung/" office:target-frame-name="_top" xlink:show="replace"><text:span text:style-name="Hyperlink">https://karrierebibel.de/problemloesung/</text:span></text:a></text:p><text:p text:style-name="Fußnotentext"/></text:note-body></text:note>„Wie konnte es überhaupt zum entstandenen Problem kommen ? und welche Faktoren könnten dabei eine Rolle gespielt<text:s/>haben?“.<text:s/>(Mai, 2019)</text:p>
      <text:p text:style-name="P74"><text:bookmark-start text:name="_Toc24354997"/>Lösungsansätze<text:bookmark-end text:name="_Toc24354997"/></text:p>
      <text:p text:style-name="Standard">Lösungsansätze können vor allem bei wiederholt vorkommenden Fällen, Dokumentationen des Betriebs sein oder Lösungen zu Problemen im Ticketsystem, letztere können vor allem bei einem<text:s/><text:soft-page-break/>Telefonat hilfreich sein, da sie einfach zu finden sind und sofort aufrufbar sind. Bei unbekannten Problem könnte man falls das Problem auf dem PC eines Users liegt, sich per Remote-Display auf den PC des Gesprächspartners schalten und das Problem sofort untersuchen.</text:p>
      <text:p text:style-name="P75"><text:bookmark-start text:name="_Toc24354998"/><text:bookmark-start text:name="_Toc24356100"/><text:span text:style-name="T76">Hotline</text:span><text:bookmark-end text:name="_Toc24354998"/><text:span text:style-name="T77"><text:s/>(Luca S )</text:span><text:bookmark-end text:name="_Toc24356100"/></text:p>
      <text:p text:style-name="Textbody"/>
      <text:p text:style-name="Standard">Im<text:s/>Hotline dienst<text:s/>ist es sehr wichtig immer Ruhe und Freundlichkeit zu bewahren, da man direkt mit den Problemen der Kunden oder Mitarbeiter konfrontiert wird und aufgrund dessen ist es möglich, dass die gegenüberstehende Partei bereits<text:s/>im Vorhinein<text:s/>schon etwas missgelaunt ist. Wenn man selbst also als<text:s/>Hotline Mitarbeiter<text:s/>kontaktiert wird sollte man den Gesprächspartner in jedem Falle mit einer freundlichen Stimmlage begrüßen und Verständnis für sein Problem zeigen.</text:p>
      <text:p text:style-name="Standard">Grade in der IT kommt es häufiger vor, dass selbst für kleine oder nicht sofort lösbare Probleme in der Hotline angerufen wird, daher sollte man im täglichen Betrieb in solchen Fällen darauf hinweisen, dass der Gegenüber beim nächsten Problem auch ein Ticket an die Kollegen aus der IT schreiben kann zur schnelleren Bearbeitung des Problems erstellen kann. Außerdem gilt als<text:s/>Hotline Mitarbeiter<text:s/>zu jedem Problem selber ein Ticket zu erstellen um am Ende des Tages einen Überblick über die gelösten und offenen Fälle zu haben.</text:p>
      <text:p text:style-name="Standard">Zusätzlich gelten 9 Tipps für geschäftliche Telefonate:</text:p>
      <text:p text:style-name="Standard"><text:span text:style-name="T78"><text:note text:note-class="footnote" text:id="_ftn3"><text:note-citation>4</text:note-citation><text:note-body><text:p text:style-name="Fußnotentext"><text:s/><text:a xlink:href="https://www.handwerk.com/12-tipps-fuer-ihre-geschaeftlichen-telefonate" office:target-frame-name="_top" xlink:show="replace"><text:span text:style-name="Hyperlink">https://www.handwerk.com/12-tipps-fuer-ihre-geschaeftlichen-telefonate</text:span></text:a></text:p></text:note-body></text:note></text:span><text:span text:style-name="T79">„1.</text:span><text:s/><text:span text:style-name="T80">Die Annahme des Telefonats</text:span></text:p>
      <text:p text:style-name="Standard">Nennen Sie als erstes den Firmennamen – damit der Anrufer weiß, dass er richtig verbunden ist. Danach nennen Sie Ihren Namen. Es ist professioneller und klingt sympathischer, wenn Sie Ihren Vor- und Zunamen nennen. Außerdem können bei eventuellen Namensdopplungen in der Firma keine Verwechslungen auftreten.</text:p>
      <text:p text:style-name="Standard"><text:span text:style-name="T81">2</text:span>.<text:s/><text:span text:style-name="T82">Sprechen Sie Ihren Gesprächspartner gezielt an</text:span><text:s/></text:p>
      <text:p text:style-name="Standard">Erwähnen Sie innerhalb des Gesprächs mehrmals den Namen der Person, mit der Sie reden. Normalerweise ist das am Anfang und Ende des Gesprächs der Fall, aber auch zwischendurch können Sie den Namen noch mal erwähnen. Dann fühlt sich der Gegenüber persönlich angesprochen.</text:p>
      <text:p text:style-name="Standard"><text:span text:style-name="T83">3.</text:span><text:s/><text:span text:style-name="T84">Stimmlage</text:span></text:p>
      <text:p text:style-name="Standard">Über die Stimme wird viel wahrgenommen. Grundsätzlich gilt: Seien Sie mit Ihrer Stimme und Ihrer Sprache überzeugend und treten Sie authentisch auf. Versuchen Sie nicht, sich zu verstellen, Ihr Gesprächspartner wird das schnell merken.</text:p>
      <text:p text:style-name="Standard"><text:span text:style-name="T85">4</text:span>.<text:span text:style-name="T86"><text:s/></text:span><text:span text:style-name="T87">Passen Sie Ihre Sprechgeschwindigkeit an</text:span></text:p>
      <text:p text:style-name="Standard">Passen Sie Ihre Sprechgeschwindigkeit an Ihren Gesprächspartner an. Redet er oder sie langsam, stellen Sie sich darauf ein. Redet Ihr Gegenüber schnell, können Sie ebenfalls schneller sprechen. Wichtig ist, dass Sie sich auf den anderen einstellen und so eine „Wellenlänge“ herstellen. Dann ist es auch für Ihren Gesprächspartner leichter, mit Ihnen zu reden. Indem Sie sich dem Anderen anpassen,<text:s/><text:soft-page-break/>erzeugen Sie Sympathie, Sicherheit und Verbundenheit – wichtige Grundlagen für ein erfolgreiches Telefonat.</text:p>
      <text:p text:style-name="Standard"><text:span text:style-name="T88">5</text:span>.<text:s/><text:span text:style-name="T89">Passen Sie die Lautstärke an</text:span><text:s/></text:p>
      <text:p text:style-name="Standard">Ähnlich wie bei der Geschwindigkeit lässt sich auch die Lautstärke anpassen. Redet jemand sehr leise, sollten auch Sie die Lautstärke Ihrer Stimme herunterfahren. Spricht Ihr Gegenüber laut, sprechen Sie ebenfalls ein bisschen lauter.</text:p>
      <text:p text:style-name="Standard"><text:span text:style-name="T90">6.</text:span><text:s/><text:span text:style-name="T91">Fassen Ihr das Gespräch zusammen</text:span></text:p>
      <text:p text:style-name="Standard">Nähert sich das Telefonat dem Ende, fassen Sie zusammen, was Sie besprochen haben. Wiederholen Sie das Angebot, den Termin und die Sache um die es geht. Somit geben Sie dem Gesprächspartner erneut einen Überblick über das Gesagte. Zudem hat er die Chance, noch mal nachzufragen, wenn etwas unklar ist.</text:p>
      <text:p text:style-name="Standard"><text:span text:style-name="T92">7</text:span>.<text:s/><text:span text:style-name="T93">Nutzen Sie Beschwerden als Chance</text:span></text:p>
      <text:p text:style-name="Standard">Ist ein Kunde am Telefon aufgebracht, weil er Ihre Leistung oder Produkte reklamieren will, lassen Sie ihn ausreden. Sind Emotionen im Spiel, brauchen Sie ein hohes Maß an Einfühlsamkeit. Machen Sie sich Notizen, während Ihr Gesprächspartner die Beschwerden vorträgt. Geben Sie zwischendurch „Zuhörsignale“, wie „ja“ oder „ich verstehe“ – damit signalisieren Sie Ihre Aufmerksamkeit.</text:p>
      <text:p text:style-name="Standard">Ist er „fertig“ bzw. wird er ruhiger, kommen Sie zu Wort. Danken Sie zunächst für seinen Anruf – denn ohne den hätten Sie von der Reklamation nicht erfahren. Durch den Anruf haben Sie die Chance, Ihre Fehler auszubessern und den Kunden zufriedenzustellen.</text:p>
      <text:p text:style-name="Standard"><text:span text:style-name="T94">8</text:span>.<text:s/><text:span text:style-name="T95">Seien Sie zuverlässig</text:span></text:p>
      <text:p text:style-name="Standard">Gerade bei Beschwerden ist es wichtig, dass Sie sich an Zusagen halten. Wenn Sie sich einige Stunden nach dem Anruf wieder melden wollten, tun Sie das auch. Immerhin hat Ihnen der Kunde durch seinen Anruf die Chance dazu gegeben. Wenn Sie Versprechen dann nicht einhalten, riskieren Sie, dass Sie Kunden verlieren.</text:p>
      <text:p text:style-name="Standard"><text:span text:style-name="T96">9</text:span>.<text:s/><text:span text:style-name="T97">Finden Sie eine verbindliche Verabschiedung</text:span></text:p>
      <text:p text:style-name="Standard">Nach der Zusammenfassung des Telefonats kommt die Verabschiedung. Passen Sie die Förmlichkeit an das zuvor geführte Gespräch an. Sagen Sie „Tschüss“, wenn es zu dem Gesprächspartner passt. Sind Sie sich nicht sicher, bleiben Sie lieber bei einem "Auf Wiederhören" oder "Auf Wiedersehen". Wünschen Sie einen schönen Tag oder ein schönes Wochenende, wenn es auf den Wochentag passt.“<text:s/><text:s/>(Jahn &amp; Fischer, 2013)<text:span text:style-name="Fußnotenzeichen"><text:note text:note-class="footnote" text:id="_ftn4"><text:note-citation>5</text:note-citation><text:note-body><text:p text:style-name="Fußnotentext"><text:s/><text:a xlink:href="https://www.handwerk.com/12-tipps-fuer-ihre-geschaeftlichen-telefonate" office:target-frame-name="_top" xlink:show="replace"><text:span text:style-name="Hyperlink">https://www.handwerk.com/12-tipps-fuer-ihre-geschaeftlichen-telefonate</text:span></text:a></text:p></text:note-body></text:note></text:span></text:p>
      <text:p text:style-name="Standard"/>
      <text:p text:style-name="Standard"/>
      <text:p text:style-name="Standard"/>
      <text:p text:style-name="Standard"/>
      <text:p text:style-name="Standard"/>
      <text:p text:style-name="P98"><text:bookmark-start text:name="_Toc24355000"/><text:bookmark-start text:name="_Toc24356101"/><text:span text:style-name="T99">Vor- und Nachteile eines Telefongesprächs</text:span><text:bookmark-end text:name="_Toc24355000"/><text:bookmark-end text:name="_Toc24356101"/><text:span text:style-name="T100"><text:s/>(Luca S]</text:span></text:p>
      <text:p text:style-name="Standard"/>
      <table:table table:style-name="Table101">
        <table:table-columns>
          <table:table-column table:style-name="TableColumn102"/>
          <table:table-column table:style-name="TableColumn103"/>
        </table:table-columns>
        <table:table-row table:style-name="TableRow104">
          <table:table-cell table:style-name="TableCell105">
            <text:p text:style-name="P106"><text:span text:style-name="T107">Vorteile</text:span></text:p>
          </table:table-cell>
          <table:table-cell table:style-name="TableCell108">
            <text:p text:style-name="P109"><text:span text:style-name="T110">Nachteile</text:span></text:p>
          </table:table-cell>
        </table:table-row>
        <table:table-row table:style-name="TableRow111">
          <table:table-cell table:style-name="TableCell112">
            <text:p text:style-name="P113"><text:span text:style-name="T114">-Persönlicher Kontakt</text:span></text:p>
            <text:p text:style-name="P115"/>
          </table:table-cell>
          <table:table-cell table:style-name="TableCell116">
            <text:p text:style-name="P117"><text:span text:style-name="T118">-Missverständnisse</text:span></text:p>
          </table:table-cell>
        </table:table-row>
        <table:table-row table:style-name="TableRow119">
          <table:table-cell table:style-name="TableCell120">
            <text:p text:style-name="P121"><text:span text:style-name="T122">-Zeitersparnisse</text:span></text:p>
            <text:p text:style-name="P123"/>
          </table:table-cell>
          <table:table-cell table:style-name="TableCell124">
            <text:p text:style-name="P125"><text:span text:style-name="T126">-durch Probleme gereizte Anrufer</text:span></text:p>
          </table:table-cell>
        </table:table-row>
        <table:table-row table:style-name="TableRow127">
          <table:table-cell table:style-name="TableCell128">
            <text:p text:style-name="P129"><text:span text:style-name="T130">-sofortige Lösung</text:span></text:p>
            <text:p text:style-name="P131"/>
          </table:table-cell>
          <table:table-cell table:style-name="TableCell132">
            <text:p text:style-name="P133"><text:span text:style-name="T134">-Differenzen zwischen Kunde und Betrieb</text:span></text:p>
            <text:p text:style-name="P135"/>
          </table:table-cell>
        </table:table-row>
        <table:table-row table:style-name="TableRow136">
          <table:table-cell table:style-name="TableCell137">
            <text:p text:style-name="P138"/>
          </table:table-cell>
          <table:table-cell table:style-name="TableCell139">
            <text:p text:style-name="P140"/>
          </table:table-cell>
        </table:table-row>
      </table:table>
      <text:p text:style-name="P141"/>
      <text:p text:style-name="Standard">Die Vorteile eines Telefongesprächs sind zunächst der persönliche Kontakt zum Kunden oder zum Mitarbeiter und eventuell der freundliche Umgang zwischen Kunde und Betrieb. Außerdem können Probleme oder andere Sachverhalte schnell am Telefon gelöst werden ohne weiter Terminvereinbarungen oder Wartezeiten auf E-Mails.</text:p>
      <text:p text:style-name="Standard">Nachteile könnten jedoch sein, dass schnell Missverständnisse durch falsches Verständnis aufkommen könnten und sich der Kunde oder auch der Mitarbeiter des Betriebs bereits gereizt, aufgrund eines Problems, in das Telefonat hineinbegibt und somit Differenzen zwischen dem Kunden und dem Anbieter entstehen könnten.</text:p>
      <text:p text:style-name="Standard"/>
      <text:h text:style-name="Überschrift1" text:outline-level="1"><text:bookmark-start text:name="Bookmark5"/><text:bookmark-end text:name="Bookmark5"/></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fo:margin-bottom="0in" fo:margin-left="0.3in">
        <style:tab-stops/>
      </style:paragraph-properties>
      <style:text-properties style:font-name="Cambria"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Überschrift4" style:display-name="Überschrift 4" style:family="paragraph" style:parent-style-name="Standard" style:next-style-name="Textbody"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Textbody" style:default-outline-level="5">
      <style:paragraph-properties fo:keep-with-next="always" fo:keep-together="always" fo:margin-top="0.1388in" fo:margin-bottom="0in"/>
      <style:text-properties style:font-name="Cambria" fo:color="#243F60" fo:hyphenate="false"/>
    </style:style>
    <style:style style:name="Überschrift6" style:display-name="Überschrift 6" style:family="paragraph" style:parent-style-name="Standard" style:next-style-name="Textbody"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Überschrift7" style:display-name="Überschrift 7" style:family="paragraph" style:parent-style-name="Standard" style:next-style-name="Textbody" style:default-outline-level="7">
      <style:paragraph-properties fo:keep-with-next="always" fo:keep-together="always" fo:margin-top="0.1388in" fo:margin-bottom="0in"/>
      <style:text-properties style:font-name="Cambria" fo:font-style="italic" style:font-style-asian="italic" style:font-style-complex="italic" fo:color="#404040" fo:hyphenate="false"/>
    </style:style>
    <style:style style:name="Überschrift8" style:display-name="Überschrift 8" style:family="paragraph" style:parent-style-name="Standard" style:next-style-name="Textbody" style:default-outline-level="8">
      <style:paragraph-properties fo:keep-with-next="always" fo:keep-together="always" fo:margin-top="0.1388in" fo:margin-bottom="0in"/>
      <style:text-properties style:font-name="Cambria" fo:color="#404040" fo:font-size="10pt" style:font-size-asian="10pt" style:font-size-complex="10pt" fo:hyphenate="false"/>
    </style:style>
    <style:style style:name="Überschrift9" style:display-name="Überschrift 9" style:family="paragraph" style:parent-style-name="Standard" style:next-style-name="Textbody"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ContentsHeading" style:display-name="Contents Heading" style:family="paragraph" style:parent-style-name="Überschrift1" style:default-outline-level="1">
      <style:paragraph-properties text:number-lines="false"/>
      <style:text-properties fo:font-size="16pt" style:font-size-asian="16pt" style:font-size-complex="16pt" style:language-asian="de" style:country-asian="DE"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1" style:display-name="Contents 1" style:family="paragraph" style:parent-style-name="Standard">
      <style:paragraph-properties fo:margin-bottom="0.0694in">
        <style:tab-stops>
          <style:tab-stop style:type="right" style:leader-style="dotted" style:leader-text="." style:position="6.293in"/>
        </style:tab-stops>
      </style:paragraph-properties>
      <style:text-properties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KeinLeerraum" style:display-name="Kein Leerraum" style:family="paragraph">
      <style:paragraph-properties fo:widows="2" fo:orphans="2" fo:margin-bottom="0in" fo:line-height="100%"/>
      <style:text-properties fo:hyphenate="false"/>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Überschrift1Zchn" style:display-name="Überschrift 1 Zchn" style:family="text" style:parent-style-name="Absatz-Standardschriftart">
      <style:text-properties style:font-name="Cambria" style:font-name-complex="F" fo:font-weight="bold" style:font-weight-asian="bold" style:font-weight-complex="bold" fo:color="#365F91" fo:font-size="14pt" style:font-size-asian="14pt" style:font-size-complex="14pt"/>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2Zchn" style:display-name="Überschrift 2 Zchn" style:family="text" style:parent-style-name="Absatz-Standardschriftart">
      <style:text-properties style:font-name="Cambria" style:font-name-complex="F" fo:font-weight="bold" style:font-weight-asian="bold" style:font-weight-complex="bold" fo:color="#4F81BD" fo:font-size="13pt" style:font-size-asian="13pt" style:font-size-complex="13pt"/>
    </style:style>
    <style:style style:name="Überschrift3Zchn" style:display-name="Überschrift 3 Zchn" style:family="text" style:parent-style-name="Absatz-Standardschriftart">
      <style:text-properties style:font-name="Cambria" style:font-name-complex="F" fo:font-weight="bold" style:font-weight-asian="bold" style:font-weight-complex="bold" fo:color="#4F81BD"/>
    </style:style>
    <style:style style:name="Überschrift4Zchn" style:display-name="Überschrift 4 Zchn" style:family="text" style:parent-style-name="Absatz-Standardschriftart">
      <style:text-properties style:font-name="Cambria" style:font-name-complex="F"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complex="F" fo:color="#243F60"/>
    </style:style>
    <style:style style:name="Überschrift6Zchn" style:display-name="Überschrift 6 Zchn" style:family="text" style:parent-style-name="Absatz-Standardschriftart">
      <style:text-properties style:font-name="Cambria" style:font-name-complex="F" fo:font-style="italic" style:font-style-asian="italic" style:font-style-complex="italic" fo:color="#243F60"/>
    </style:style>
    <style:style style:name="Überschrift7Zchn" style:display-name="Überschrift 7 Zchn" style:family="text" style:parent-style-name="Absatz-Standardschriftart">
      <style:text-properties style:font-name="Cambria" style:font-name-complex="F" fo:font-style="italic" style:font-style-asian="italic" style:font-style-complex="italic" fo:color="#404040"/>
    </style:style>
    <style:style style:name="Überschrift8Zchn" style:display-name="Überschrift 8 Zchn" style:family="text" style:parent-style-name="Absatz-Standardschriftart">
      <style:text-properties style:font-name="Cambria" style:font-name-complex="F" fo:color="#404040" fo:font-size="10pt" style:font-size-asian="10pt" style:font-size-complex="10pt"/>
    </style:style>
    <style:style style:name="Überschrift9Zchn" style:display-name="Überschrift 9 Zchn" style:family="text" style:parent-style-name="Absatz-Standardschriftart">
      <style:text-properties style:font-name="Cambria" style:font-name-complex="F" fo:font-style="italic" style:font-style-asian="italic" style:font-style-complex="italic" fo:color="#404040" fo:font-size="10pt" style:font-size-asian="10pt" style:font-size-complex="10pt"/>
    </style:style>
    <style:style style:name="SchwacherVerweis" style:display-name="Schwacher Verweis" style:family="text" style:parent-style-name="Absatz-Standardschriftart">
      <style:text-properties fo:font-variant="small-caps" fo:color="#C0504D" style:text-underline-type="single" style:text-underline-style="solid" style:text-underline-width="auto" style:text-underline-mode="continuous" style:text-underline-color="font-color"/>
    </style:style>
    <style:style style:name="fn" style:display-name="fn" style:family="text" style:parent-style-name="Absatz-Standardschriftart"/>
    <style:style style:name="StrongEmphasis" style:display-name="Strong Emphasis" style:family="text" style:parent-style-name="Absatz-Standardschriftart">
      <style:text-properties fo:font-weight="bold" style:font-weight-asian="bold" style:font-weight-complex="bold"/>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ListLabel1" style:display-name="ListLabel 1" style:family="text">
      <style:text-properties fo:font-size="10pt" style:font-size-asian="10pt"/>
    </style:style>
    <style:style style:name="Footnoteanchor" style:display-name="Footnote anchor" style:family="text">
      <style:text-properties style:text-position="super 63.6%"/>
    </style:style>
    <style:style style:name="FootnoteSymbol" style:display-name="Foot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3" style:display-name="WWNum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5" style:display-name="WWNum5">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6" style:display-name="WWNum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Wingdings"/>
      </text:list-level-style-bullet>
      <text:list-level-style-bullet text:level="5" text:style-name="WW_CharLFO7LVL5" text:bullet-char="">
        <style:list-level-properties/>
        <style:text-properties style:font-name="Wingdings"/>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Wingdings"/>
      </text:list-level-style-bullet>
      <text:list-level-style-bullet text:level="8" text:style-name="WW_CharLFO7LVL8" text:bullet-char="">
        <style:list-level-properties/>
        <style:text-properties style:font-name="Wingdings"/>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7" style:display-name="WWNum7">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Wingdings"/>
      </text:list-level-style-bullet>
      <text:list-level-style-bullet text:level="5" text:style-name="WW_CharLFO8LVL5" text:bullet-char="">
        <style:list-level-properties/>
        <style:text-properties style:font-name="Wingdings"/>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Wingdings"/>
      </text:list-level-style-bullet>
      <text:list-level-style-bullet text:level="8" text:style-name="WW_CharLFO8LVL8" text:bullet-char="">
        <style:list-level-properties/>
        <style:text-properties style:font-name="Wingdings"/>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8" style:display-name="WWNum8">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Wingdings"/>
      </text:list-level-style-bullet>
      <text:list-level-style-bullet text:level="5" text:style-name="WW_CharLFO9LVL5" text:bullet-char="">
        <style:list-level-properties/>
        <style:text-properties style:font-name="Wingdings"/>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Wingdings"/>
      </text:list-level-style-bullet>
      <text:list-level-style-bullet text:level="8" text:style-name="WW_CharLFO9LVL8" text:bullet-char="">
        <style:list-level-properties/>
        <style:text-properties style:font-name="Wingdings"/>
      </text:list-level-style-bullet>
      <text:list-level-style-bullet text:level="9" text:style-name="WW_CharLFO9LVL9" text:bullet-char="">
        <style:list-level-properties/>
        <style:text-properties style:font-name="Wingdings"/>
      </text:list-level-style-bullet>
    </text:list-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Inhaltsverzeichnisüberschrift" style:display-name="Inhaltsverzeichnisüberschrift" style:family="paragraph" style:parent-style-name="Überschrift1" style:next-style-name="Standard">
      <style:paragraph-properties style:vertical-align="auto" fo:margin-left="0in">
        <style:tab-stops/>
      </style:paragraph-properties>
      <style:text-properties style:font-name="Cambria" style:font-name-asian="Times New Roman" style:font-name-complex="Times New Roman" fo:color="#365F91" style:letter-kerning="false" style:language-asian="de" style:country-asian="DE"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T2" style:parent-style-name="Absatz-Standardschriftart" style:family="text">
      <style:text-properties fo:font-weight="bold" style:font-weight-asian="bold" fo:font-style="italic" style:font-style-asian="italic" fo:font-size="24pt" style:font-size-asian="24pt" style:font-size-complex="24pt"/>
    </style:style>
  </office:automatic-styles>
  <office:master-styles>
    <style:master-page style:name="MP0" style:page-layout-name="PL0">
      <style:header>
        <text:p text:style-name="Kopfzeile"><text:span text:style-name="T2">Thema: Telefonieren <text:s text:c="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LLMS.LUCA</meta:initial-creator>
    <dc:creator>WILLMS.LUCA</dc:creator>
    <meta:creation-date>2019-11-11T08:25:00Z</meta:creation-date>
    <dc:date>2019-11-11T08:25:00Z</dc:date>
    <meta:template xlink:href="Normal" xlink:type="simple"/>
    <meta:editing-cycles>2</meta:editing-cycles>
    <meta:editing-duration>PT0S</meta:editing-duration>
    <meta:user-defined meta:name="AppVersion">14.0000</meta:user-defined>
    <meta:user-defined meta:name="Company">Schu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5" meta:word-count="1718" meta:character-count="12521" meta:row-count="90" meta:non-whitespace-character-count="10828"/>
  </office:meta>
</office:document-meta>
</file>